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React, { useState } from 'react';</text:p>
      <text:p text:style-name="P1">import './estilo.css';</text:p>
      <text:p text:style-name="P1"/>
      <text:p text:style-name="P1">export default function dadosUsuario() {</text:p>
      <text:p text:style-name="P1"><text:s text:c="2"/>const [ idade, setIdade ] = useState(0);</text:p>
      <text:p text:style-name="P1"/>
      <text:p text:style-name="P1"><text:s text:c="2"/>function aniversario() {</text:p>
      <text:p text:style-name="P1"><text:s text:c="4"/>const novaIdade = idade + 1;</text:p>
      <text:p text:style-name="P1"><text:s text:c="4"/>setIdade(novaIdade);</text:p>
      <text:p text:style-name="P1"><text:s text:c="2"/>}</text:p>
      <text:p text:style-name="P1"/>
      <text:p text:style-name="P1"><text:s text:c="2"/>return(</text:p>
      <text:p text:style-name="P1"><text:s text:c="4"/>&lt;div&gt;</text:p>
      <text:p text:style-name="P1"><text:s text:c="6"/>&lt;h3&gt;Idade:&lt;/h3&gt;</text:p>
      <text:p text:style-name="P1"><text:s text:c="6"/>&lt;h1&gt;{ idade }&lt;/h1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</text:p>
      <text:p text:style-name="P1"/>
      <text:p text:style-name="P1">import React, { useState } from 'react';</text:p>
      <text:p text:style-name="P1"/>
      <text:p text:style-name="P1">export default function ExibeTecnologia() {</text:p>
      <text:p text:style-name="P1"><text:s text:c="2"/>const [ tecnologia, setTecnologia ] = useState("JavaScript");</text:p>
      <text:p text:style-name="P1"/>
      <text:p text:style-name="P1"><text:s text:c="2"/>function trocarTecnologia() {</text:p>
      <text:p text:style-name="P1"><text:s text:c="4"/>const novaTecnologia = ( tecnologia == 'JavaScript' ) ? 'React' : 'JavaScript';</text:p>
      <text:p text:style-name="P1"><text:s text:c="4"/>setTecnologia(novaTecnologia);</text:p>
      <text:p text:style-name="P1"><text:s text:c="2"/>}</text:p>
      <text:p text:style-name="P1"/>
      <text:p text:style-name="P1"><text:s text:c="2"/>return (</text:p>
      <text:p text:style-name="P1"><text:s text:c="4"/>&lt;div&gt;</text:p>
      <text:p text:style-name="P1"><text:s text:c="6"/>&lt;h1&gt;Tecnologia:&lt;/h1&gt;</text:p>
      <text:p text:style-name="P1"><text:s text:c="6"/>&lt;h2&gt;{ tecnologia }&lt;/h2&gt;</text:p>
      <text:p text:style-name="P1"/>
      <text:p text:style-name="P1"><text:s text:c="6"/>&lt;button </text:p>
      <text:p text:style-name="P1">onClick</text:p>
      <text:p text:style-name="P1"><text:s/>= { trocarTecnologia } &gt;</text:p>
      <text:p text:style-name="P1"><text:s text:c="8"/>Trocar tecnologia</text:p>
      <text:p text:style-name="P1"><text:s text:c="6"/>&lt;/button&gt;</text:p>
      <text:p text:style-name="P1"/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______</text:p>
      <text:p text:style-name="P1"/>
      <text:p text:style-name="P1">import React, { useState } from 'react';</text:p>
      <text:p text:style-name="P1"/>
      <text:p text:style-name="P1">export default function DadosUsuario() {</text:p>
      <text:p text:style-name="P1"><text:s text:c="2"/>const [ titulo, setTitulo ] = useState("");</text:p>
      <text:p text:style-name="P1"><text:s text:c="2"/>const [ conteudo, setConteudo ] = useState("");</text:p>
      <text:p text:style-name="P1"/>
      <text:p text:style-name="P1"><text:s text:c="2"/>function abrirManchete() {</text:p>
      <text:p text:style-name="P1"><text:s text:c="4"/>setTitulo("Exercícios disponíveis");</text:p>
      <text:p text:style-name="P1"><text:s text:c="4"/>setConteudo("Os exercícios de React já estão disponíveis na plataforma. Teste seus conhecimentos.");</text:p>
      <text:p text:style-name="P1"><text:s text:c="2"/>}</text:p>
      <text:p text:style-name="P1"/>
      <text:p text:style-name="P1"><text:s text:c="2"/>return (</text:p>
      <text:p text:style-name="P1"><text:s text:c="4"/>&lt;div&gt;</text:p>
      <text:p text:style-name="P1"><text:s text:c="6"/>&lt;button onClick = { abrirManchete }&gt;</text:p>
      <text:p text:style-name="P1"><text:soft-page-break/><text:s text:c="8"/>Ver Manchete</text:p>
      <text:p text:style-name="P1"><text:s text:c="6"/>&lt;/button&gt;</text:p>
      <text:p text:style-name="P1"/>
      <text:p text:style-name="P1"><text:s text:c="6"/>&lt;h1&gt;{ titulo }&lt;/h1&gt;</text:p>
      <text:p text:style-name="P1"/>
      <text:p text:style-name="P1"><text:s text:c="6"/>&lt;p&gt;{ conteudo }&lt;/p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</text:p>
      <text:p text:style-name="P1"/>
      <text:p text:style-name="P1">import React, { useState } from 'react';</text:p>
      <text:p text:style-name="P1">import './estilo.css';</text:p>
      <text:p text:style-name="P1"/>
      <text:p text:style-name="P1">export default function dadosUsuario() {</text:p>
      <text:p text:style-name="P1"><text:s text:c="2"/>const [ nome, setNome ] = useState('Fernando');</text:p>
      <text:p text:style-name="P1"/>
      <text:p text:style-name="P1"><text:s text:c="2"/>return(</text:p>
      <text:p text:style-name="P1"><text:s text:c="4"/>&lt;div className="conteudo-centralizado"&gt;</text:p>
      <text:p text:style-name="P1"><text:s text:c="6"/>&lt;h3&gt;Nome:&lt;/h3&gt;</text:p>
      <text:p text:style-name="P1"><text:s text:c="6"/>&lt;h1&gt;{ nome }&lt;/h1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</text:p>
      <text:p text:style-name="P1"/>
      <text:p text:style-name="P1">import React, { useState } from 'react';</text:p>
      <text:p text:style-name="P1">import './estilo.css';</text:p>
      <text:p text:style-name="P1"/>
      <text:p text:style-name="P1">export default function PaginaInicial() {</text:p>
      <text:p text:style-name="P1"><text:s text:c="2"/>const [ numeroAleatorio, setNumeroAleatorio ] = useState(1);</text:p>
      <text:p text:style-name="P1"/>
      <text:p text:style-name="P1"><text:s text:c="2"/>function gerarNumero() {</text:p>
      <text:p text:style-name="P1"><text:s text:c="4"/>const novoNumero = Math.floor(Math.random() * (100-1) + 1);</text:p>
      <text:p text:style-name="P1"><text:s text:c="4"/>setNumeroAleatorio(novoNumero);</text:p>
      <text:p text:style-name="P1"><text:s text:c="2"/>}</text:p>
      <text:p text:style-name="P1"/>
      <text:p text:style-name="P1"><text:s text:c="2"/>return(</text:p>
      <text:p text:style-name="P1"><text:s text:c="4"/>&lt;div className="conteudo-centralizado"&gt;</text:p>
      <text:p text:style-name="P1"><text:s text:c="6"/>&lt;h3&gt;Número aleatório:&lt;/h3&gt;</text:p>
      <text:p text:style-name="P1"><text:s text:c="6"/>&lt;h1&gt; { numeroAleatorio } &lt;/h1&gt;</text:p>
      <text:p text:style-name="P1"/>
      <text:p text:style-name="P1"><text:s text:c="6"/>&lt;div className='area-botao'&gt;</text:p>
      <text:p text:style-name="P1"><text:s text:c="8"/>&lt;label&gt;</text:p>
      <text:p text:style-name="P1"><text:s text:c="10"/>Click no botão abaixo para gerar um número aleatório:</text:p>
      <text:p text:style-name="P1"><text:s text:c="8"/>&lt;/label&gt;</text:p>
      <text:p text:style-name="P1"/>
      <text:p text:style-name="P1"><text:s text:c="8"/>&lt;button onClick={gerarNumero}&gt;</text:p>
      <text:p text:style-name="P1"><text:s text:c="10"/>Gerar número</text:p>
      <text:p text:style-name="P1"><text:s text:c="8"/>&lt;/button&gt;</text:p>
      <text:p text:style-name="P1"><text:s text:c="6"/>&lt;/div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</text:p>
      <text:p text:style-name="P1"/>
      <text:p text:style-name="P1">import React from 'react';</text:p>
      <text:p text:style-name="P1"/>
      <text:p text:style-name="P1">export default function HomePage() {</text:p>
      <text:p text:style-name="P1"><text:s text:c="2"/>const titulo = "Conhecendo o React";</text:p>
      <text:p text:style-name="P1"/>
      <text:p text:style-name="P1"><text:soft-page-break/><text:s text:c="2"/>return(</text:p>
      <text:p text:style-name="P1"><text:s text:c="4"/>&lt;h1&gt; {titulo} &lt;/h1&gt;</text:p>
      <text:p text:style-name="P1"><text:s text:c="2"/>);</text:p>
      <text:p text:style-name="P1">}</text:p>
      <text:p text:style-name="P1"/>
      <text:p text:style-name="P1">__________________________________________________</text:p>
      <text:p text:style-name="P1"/>
      <text:p text:style-name="P1">import React, { useState } from 'react';</text:p>
      <text:p text:style-name="P1"/>
      <text:p text:style-name="P1">export default function PaginaInicial() {</text:p>
      <text:p text:style-name="P1"><text:s text:c="2"/>const [ curso, setCurso ]= <text:s/>useState("React: Componentes");</text:p>
      <text:p text:style-name="P1"/>
      <text:p text:style-name="P1"><text:s text:c="2"/>return (</text:p>
      <text:p text:style-name="P1"><text:s text:c="4"/>&lt;div&gt;</text:p>
      <text:p text:style-name="P1"><text:s text:c="6"/>&lt;h3&gt;Nome:&lt;/h3&gt;</text:p>
      <text:p text:style-name="P1"><text:s text:c="6"/>&lt;h1&gt; { curso } &lt;/h1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</text:p>
      <text:p text:style-name="P1"/>
      <text:p text:style-name="P1">"/MensagemDoDia/index.js"</text:p>
      <text:p text:style-name="P1">import React from 'react';</text:p>
      <text:p text:style-name="P1">import './estilo.css';</text:p>
      <text:p text:style-name="P1"/>
      <text:p text:style-name="P1">export default function MensagemDoDia() {</text:p>
      <text:p text:style-name="P1"><text:s text:c="2"/>function verMensagem() {</text:p>
      <text:p text:style-name="P1"><text:s text:c="4"/>alert("Quando tudo está errado e confuso, apague tudo e recomece do zero.")</text:p>
      <text:p text:style-name="P1"><text:s text:c="2"/>}</text:p>
      <text:p text:style-name="P1"/>
      <text:p text:style-name="P1"><text:s text:c="2"/>return (</text:p>
      <text:p text:style-name="P1"><text:s text:c="4"/>&lt;div className="box-principal"&gt;</text:p>
      <text:p text:style-name="P1"><text:s text:c="6"/>&lt;h1&gt;Clique para ver a mensagem&lt;/h1&gt;</text:p>
      <text:p text:style-name="P1"><text:s text:c="6"/>&lt;button onClick = { verMensagem } &gt;</text:p>
      <text:p text:style-name="P1"><text:s text:c="8"/>Ver mensagem</text:p>
      <text:p text:style-name="P1"><text:s text:c="6"/>&lt;/button&gt;</text:p>
      <text:p text:style-name="P1"/>
      <text:p text:style-name="P1"><text:s text:c="4"/>&lt;/div&gt;</text:p>
      <text:p text:style-name="P1"><text:s text:c="2"/>);</text:p>
      <text:p text:style-name="P1">}</text:p>
      <text:p text:style-name="P1"/>
      <text:p text:style-name="P1"/>
      <text:p text:style-name="P1">"/MensagemDoDia/estilo.css"</text:p>
      <text:p text:style-name="P1">.box-principal {</text:p>
      <text:p text:style-name="P1"><text:s text:c="2"/>display: flex;</text:p>
      <text:p text:style-name="P1"><text:s text:c="2"/>justify-content: center;</text:p>
      <text:p text:style-name="P1"><text:s text:c="2"/>align-items: center;</text:p>
      <text:p text:style-name="P1"><text:s text:c="2"/>flex-direction: column;</text:p>
      <text:p text:style-name="P1">}</text:p>
      <text:p text:style-name="P1"/>
      <text:p text:style-name="P1">button {</text:p>
      <text:p text:style-name="P1"><text:s text:c="2"/>padding: 10px 15px;</text:p>
      <text:p text:style-name="P1"><text:s text:c="2"/>outline: none;</text:p>
      <text:p text:style-name="P1"><text:s text:c="2"/>cursor: pointer;</text:p>
      <text:p text:style-name="P1">}</text:p>
      <text:p text:style-name="P1"/>
      <text:p text:style-name="P1">_______________________________________________</text:p>
      <text:p text:style-name="P1"/>
      <text:p text:style-name="P1">import React, { useState } from 'react';</text:p>
      <text:p text:style-name="P1">export default function PaginaPrincipal() {</text:p>
      <text:p text:style-name="P1"><text:s text:c="2"/>const [ mensagem, setMensagem ] = useState("Nenhuma mensagem encontrada");</text:p>
      <text:p text:style-name="P1"/>
      <text:p text:style-name="P1"><text:s text:c="2"/>return (</text:p>
      <text:p text:style-name="P1"><text:soft-page-break/><text:s text:c="4"/>&lt;h1&gt;{mensagem}&lt;/h1&gt;</text:p>
      <text:p text:style-name="P1"><text:s text:c="2"/>);</text:p>
      <text:p text:style-name="P1">}</text:p>
      <text:p text:style-name="P1"/>
      <text:p text:style-name="P1">______________________________________________</text:p>
      <text:p text:style-name="P1"/>
      <text:p text:style-name="P1">import React, { useState } from 'react';</text:p>
      <text:p text:style-name="P1">import { BarraTopo } from './componentes/Topo/';</text:p>
      <text:p text:style-name="P1">import Conteudo from './componentes/Conteudo/';</text:p>
      <text:p text:style-name="P1"/>
      <text:p text:style-name="P1">export default function PaginaTotalVendas() {</text:p>
      <text:p text:style-name="P1"><text:s text:c="2"/>const [ titulo, setTitulo ] = useState("Nenhuma venda cadastrada");</text:p>
      <text:p text:style-name="P1"/>
      <text:p text:style-name="P1"><text:s text:c="2"/>return (</text:p>
      <text:p text:style-name="P1"><text:s text:c="4"/>&lt;div&gt;</text:p>
      <text:p text:style-name="P1"><text:s text:c="6"/>&lt;BarraTopo /&gt;</text:p>
      <text:p text:style-name="P1"><text:s text:c="6"/>&lt;h1&gt;{ titulo }&lt;/h1&gt;</text:p>
      <text:p text:style-name="P1"><text:s text:c="6"/>&lt;Conteudo /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</text:p>
      <text:p text:style-name="P1"/>
      <text:p text:style-name="P1">import React, { useState } from 'react';</text:p>
      <text:p text:style-name="P1"/>
      <text:p text:style-name="P1">export <text:s/>function GamePage() {</text:p>
      <text:p text:style-name="P1"/>
      <text:p text:style-name="P1"><text:s text:c="2"/>const [ jogo, setJogo ] = useState("KOF");</text:p>
      <text:p text:style-name="P1"/>
      <text:p text:style-name="P1"><text:s text:c="2"/>return (</text:p>
      <text:p text:style-name="P1"><text:s text:c="4"/>&lt;div&gt;</text:p>
      <text:p text:style-name="P1"><text:s text:c="6"/>&lt;h1&gt;{ jogo }&lt;/h1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</text:p>
      <text:p text:style-name="P1"/>
      <text:p text:style-name="P1">import React, { useState } from 'react';</text:p>
      <text:p text:style-name="P1">import ConteudoPostagem from './ConteudoPostagem/';</text:p>
      <text:p text:style-name="P1"/>
      <text:p text:style-name="P1">export default function Postagem() {</text:p>
      <text:p text:style-name="P1"><text:s text:c="2"/>const [ curtiu, setCurtiu ] = useState(false);</text:p>
      <text:p text:style-name="P1"/>
      <text:p text:style-name="P1"><text:s text:c="2"/>function verificaclique() {</text:p>
      <text:p text:style-name="P1"><text:s text:c="4"/>const texto = !curtiu ? "Você curtiu" : "Você não pode curtir de novo";</text:p>
      <text:p text:style-name="P1"><text:s text:c="4"/>setCurtiu(true);</text:p>
      <text:p text:style-name="P1"><text:s text:c="4"/>alert(texto);</text:p>
      <text:p text:style-name="P1"><text:s text:c="2"/>}</text:p>
      <text:p text:style-name="P1"/>
      <text:p text:style-name="P1"><text:s text:c="2"/>return (</text:p>
      <text:p text:style-name="P1"><text:s text:c="4"/>&lt;div&gt;</text:p>
      <text:p text:style-name="P1"><text:s text:c="6"/>&lt;ConteudoPostagem /&gt;</text:p>
      <text:p text:style-name="P1"><text:s text:c="6"/>&lt;p&gt;Clique no botão abaixo para curtir a publicação&lt;/p&gt;</text:p>
      <text:p text:style-name="P1"><text:s text:c="6"/>&lt;button onClick = { verificaclique } &gt;</text:p>
      <text:p text:style-name="P1"><text:s text:c="8"/>Verificar clique</text:p>
      <text:p text:style-name="P1"><text:s text:c="6"/>&lt;/button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__</text:p>
      <text:p text:style-name="P1"/>
      <text:p text:style-name="P1"><text:soft-page-break/>import React from 'react';</text:p>
      <text:p text:style-name="P1"/>
      <text:p text:style-name="P1">export default function NumeroAleatorio() {</text:p>
      <text:p text:style-name="P1"><text:s text:c="2"/>function gerarNumero() {</text:p>
      <text:p text:style-name="P1"><text:s text:c="4"/>const novoNumero = Math.floor(Math.random() * (100-1) + 1);</text:p>
      <text:p text:style-name="P1"><text:s text:c="4"/>alert(novoNumero);</text:p>
      <text:p text:style-name="P1"><text:s text:c="2"/>}</text:p>
      <text:p text:style-name="P1"/>
      <text:p text:style-name="P1"><text:s text:c="2"/></text:p>
      <text:p text:style-name="P1">return(</text:p>
      <text:p text:style-name="P1"/>
      <text:p text:style-name="P1"><text:s text:c="4"/>&lt;div className="conteudo-centralizado"&gt;</text:p>
      <text:p text:style-name="P1"><text:s text:c="6"/>&lt;h3&gt;Número aleatório:&lt;/h3&gt;</text:p>
      <text:p text:style-name="P1"/>
      <text:p text:style-name="P1"><text:s text:c="6"/>&lt;div className='area-botao'&gt;</text:p>
      <text:p text:style-name="P1"><text:s text:c="8"/>&lt;label&gt;</text:p>
      <text:p text:style-name="P1"><text:s text:c="10"/>Click no botão abaixo para gerar um número aleatório:</text:p>
      <text:p text:style-name="P1"><text:s text:c="8"/>&lt;/label&gt;</text:p>
      <text:p text:style-name="P1"/>
      <text:p text:style-name="P1"><text:s text:c="8"/>&lt;button onClick= { gerarNumero }&gt;</text:p>
      <text:p text:style-name="P1"><text:s text:c="10"/>Gerar número</text:p>
      <text:p text:style-name="P1"><text:s text:c="8"/>&lt;/button&gt;</text:p>
      <text:p text:style-name="P1"><text:s text:c="6"/>&lt;/div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_</text:p>
      <text:p text:style-name="P1"/>
      <text:p text:style-name="P1">import React, { useState } from 'react';</text:p>
      <text:p text:style-name="P1">import './estilo.css';</text:p>
      <text:p text:style-name="P1"/>
      <text:p text:style-name="P1">export default function PaginaInicial() {</text:p>
      <text:p text:style-name="P1"><text:s text:c="2"/>const [ nome, setNome ] = useState("Joaquim");</text:p>
      <text:p text:style-name="P1"/>
      <text:p text:style-name="P1"><text:s text:c="2"/>return (</text:p>
      <text:p text:style-name="P1"><text:s text:c="4"/>&lt;div&gt;</text:p>
      <text:p text:style-name="P1"><text:s text:c="6"/>&lt;h3&gt;Nome:&lt;/h3&gt;</text:p>
      <text:p text:style-name="P1"><text:s text:c="6"/>&lt;h1&gt; { nome } &lt;/h1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__</text:p>
      <text:p text:style-name="P1"/>
      <text:p text:style-name="P1">import React, </text:p>
      <text:p text:style-name="P1">{ useState }</text:p>
      <text:p text:style-name="P1"><text:s/>from 'react';</text:p>
      <text:p text:style-name="P1"/>
      <text:p text:style-name="P1">export default function CampoQuantidade() {</text:p>
      <text:p text:style-name="P1"><text:s text:c="2"/>const [ quantidade, setQuantidade ] = useState(0);</text:p>
      <text:p text:style-name="P1"/>
      <text:p text:style-name="P1"><text:s text:c="2"/>function adicionar() {</text:p>
      <text:p text:style-name="P1"><text:s text:c="4"/>setQuantidade(quantidade + 1);</text:p>
      <text:p text:style-name="P1"><text:s text:c="2"/>}</text:p>
      <text:p text:style-name="P1"/>
      <text:p text:style-name="P1"><text:s text:c="2"/>function remover() {</text:p>
      <text:p text:style-name="P1"><text:s text:c="4"/>setQuantidade(quantidade - 1);</text:p>
      <text:p text:style-name="P1"><text:s text:c="2"/>}</text:p>
      <text:p text:style-name="P1"/>
      <text:p text:style-name="P1"><text:s text:c="2"/></text:p>
      <text:p text:style-name="P1">return(</text:p>
      <text:p text:style-name="P1"/>
      <text:p text:style-name="P1"><text:s text:c="4"/>&lt;div&gt;</text:p>
      <text:p text:style-name="P1"><text:soft-page-break/><text:s text:c="6"/>&lt;h1&gt;&lt;/h1&gt;</text:p>
      <text:p text:style-name="P1"><text:s text:c="10"/>&lt;button onClick={adicionar}&gt;+1&lt;/button&gt; </text:p>
      <text:p text:style-name="P1"><text:s text:c="10"/>&lt;button onClick={remover}&gt;-1&lt;/button&gt; 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___</text:p>
      <text:p text:style-name="P1"/>
      <text:p text:style-name="P1">import React, { useState } from 'react';</text:p>
      <text:p text:style-name="P1">import './estilo.css';</text:p>
      <text:p text:style-name="P1"/>
      <text:p text:style-name="P1">export default function PaginaInicial() {</text:p>
      <text:p text:style-name="P1"><text:s text:c="2"/>const [ numero, setNumero ] = useState(1);</text:p>
      <text:p text:style-name="P1"/>
      <text:p text:style-name="P1"><text:s text:c="2"/>return(</text:p>
      <text:p text:style-name="P1"><text:s text:c="4"/>&lt;div&gt;</text:p>
      <text:p text:style-name="P1"><text:s text:c="6"/>&lt;h3&gt;Número:&lt;/h3&gt;</text:p>
      <text:p text:style-name="P1"><text:s text:c="6"/>&lt;h1&gt;{ numero }&lt;/h1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____</text:p>
      <text:p text:style-name="P1"/>
      <text:p text:style-name="P1">import React from 'react';</text:p>
      <text:p text:style-name="P1"/>
      <text:p text:style-name="P1"><text:s/></text:p>
      <text:p text:style-name="P1">export default function PaginaDeNotificacao() {</text:p>
      <text:p text:style-name="P1"><text:s text:c="2"/>function notificarUsuario () {</text:p>
      <text:p text:style-name="P1"><text:s text:c="4"/>const mensagem = 'Atenção!!!';</text:p>
      <text:p text:style-name="P1"><text:s text:c="4"/>alert(mensagem);</text:p>
      <text:p text:style-name="P1"><text:s text:c="2"/>}</text:p>
      <text:p text:style-name="P1"/>
      <text:p text:style-name="P1"><text:s text:c="2"/>return(</text:p>
      <text:p text:style-name="P1"><text:s text:c="4"/>&lt;div&gt;</text:p>
      <text:p text:style-name="P1"><text:s text:c="6"/>&lt;button <text:s/></text:p>
      <text:p text:style-name="P1">onClick= { notificarUsuario }</text:p>
      <text:p text:style-name="P1"><text:s/>&gt;</text:p>
      <text:p text:style-name="P1"><text:s text:c="8"/>Alertar</text:p>
      <text:p text:style-name="P1"><text:s text:c="6"/>&lt;/button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</text:p>
      <text:p text:style-name="P1"/>
      <text:p text:style-name="P1">import React from 'react';</text:p>
      <text:p text:style-name="P1"/>
      <text:p text:style-name="P1">export default function PaginaTermosDeUso() {</text:p>
      <text:p text:style-name="P1"><text:s text:c="2"/>function aceitarTermos () {</text:p>
      <text:p text:style-name="P1"><text:s text:c="4"/>alert("Você aceitou os termos de uso");</text:p>
      <text:p text:style-name="P1"><text:s text:c="2"/>}</text:p>
      <text:p text:style-name="P1"/>
      <text:p text:style-name="P1"><text:s text:c="2"/>function recusarTermos () {</text:p>
      <text:p text:style-name="P1"><text:s text:c="4"/>alert("Você precisa aceitar os termos de uso para continuar");</text:p>
      <text:p text:style-name="P1"><text:s text:c="2"/>}</text:p>
      <text:p text:style-name="P1"><text:s text:c="2"/>return (</text:p>
      <text:p text:style-name="P1"><text:s text:c="4"/>&lt;div&gt;</text:p>
      <text:p text:style-name="P1"><text:s text:c="6"/>&lt;h1&gt;Termos de uso&lt;/h1&gt;</text:p>
      <text:p text:style-name="P1"/>
      <text:p text:style-name="P1"><text:s text:c="6"/>&lt;h3&gt;Deseja aceitar os termos de uso?&lt;/h3&gt;</text:p>
      <text:p text:style-name="P1">&lt;button onClick={aceitarTermos}&gt;Sim&lt;/button&gt;</text:p>
      <text:p text:style-name="P1">&lt;button onClick={recusarTermos}&gt;Não&lt;/button&gt;</text:p>
      <text:p text:style-name="P1"><text:soft-page-break/><text:s text:c="4"/>&lt;/div&gt;</text:p>
      <text:p text:style-name="P1"><text:s text:c="2"/>);</text:p>
      <text:p text:style-name="P1">}</text:p>
      <text:p text:style-name="P1"/>
      <text:p text:style-name="P1">_________________________________________________</text:p>
      <text:p text:style-name="P1"/>
      <text:p text:style-name="P1">import React, { useState } from 'react';</text:p>
      <text:p text:style-name="P1">import Conteudo from '../Conteudo/';</text:p>
      <text:p text:style-name="P1">import './estilo.css';</text:p>
      <text:p text:style-name="P1"/>
      <text:p text:style-name="P1">export default function TemaPage() {</text:p>
      <text:p text:style-name="P1"><text:s text:c="2"/>const [ tema, setTema ] = useState("A vida de um programador");</text:p>
      <text:p text:style-name="P1"/>
      <text:p text:style-name="P1"><text:s text:c="2"/>return(</text:p>
      <text:p text:style-name="P1"><text:s text:c="4"/>&lt;div className='aplicacao'&gt;</text:p>
      <text:p text:style-name="P1"><text:s text:c="6"/>&lt;h1&gt;&lt;/h1&gt;</text:p>
      <text:p text:style-name="P1"/>
      <text:p text:style-name="P1"><text:s text:c="6"/>&lt;Conteudo /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</text:p>
      <text:p text:style-name="P1"/>
      <text:p text:style-name="P1">import React, { useState } from 'react';</text:p>
      <text:p text:style-name="P1"/>
      <text:p text:style-name="P1">export default function PaginaInicial() {</text:p>
      <text:p text:style-name="P1"/>
      <text:p text:style-name="P1"><text:s text:c="2"/>function exibirMensagem() {</text:p>
      <text:p text:style-name="P1"><text:s text:c="4"/>alert("'onClick' é um evento da tag 'button'");</text:p>
      <text:p text:style-name="P1"><text:s text:c="2"/>}</text:p>
      <text:p text:style-name="P1"/>
      <text:p text:style-name="P1"><text:s text:c="2"/>return(</text:p>
      <text:p text:style-name="P1"><text:s text:c="4"/>&lt;div className="conteudo-centralizado"&gt;</text:p>
      <text:p text:style-name="P1"><text:s text:c="6"/>&lt;button onClick={ exibirMensagem }&gt;</text:p>
      <text:p text:style-name="P1"><text:s text:c="8"/>Gerar número</text:p>
      <text:p text:style-name="P1"><text:s text:c="6"/>&lt;/button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</text:p>
      <text:p text:style-name="P1"/>
      <text:p text:style-name="P1">import React from 'react';</text:p>
      <text:p text:style-name="P1">import './estilo.css';</text:p>
      <text:p text:style-name="P1"/>
      <text:p text:style-name="P1">export default function PaginaNotificacao() {</text:p>
      <text:p text:style-name="P1"><text:s text:c="2"/>function alertarUsuario () {</text:p>
      <text:p text:style-name="P1"><text:s text:c="4"/>alert('Atenção!!!');</text:p>
      <text:p text:style-name="P1"><text:s text:c="2"/>}</text:p>
      <text:p text:style-name="P1"/>
      <text:p text:style-name="P1"><text:s text:c="2"/>return(</text:p>
      <text:p text:style-name="P1"><text:s text:c="4"/>&lt;div&gt;</text:p>
      <text:p text:style-name="P1"><text:s text:c="6"/>&lt;h1&gt;Clique no botão abaixo&lt;/h1&gt;</text:p>
      <text:p text:style-name="P1"><text:s text:c="6"/>&lt;button onClick = { alertarUsuario } &gt;</text:p>
      <text:p text:style-name="P1"><text:s text:c="8"/>Alertar</text:p>
      <text:p text:style-name="P1"><text:s text:c="6"/>&lt;/button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</text:p>
      <text:p text:style-name="P1"/>
      <text:p text:style-name="P1">import React, { useState } from 'react';</text:p>
      <text:p text:style-name="P1"><text:soft-page-break/>export default function CampoVoto() {</text:p>
      <text:p text:style-name="P1"><text:s text:c="2"/>const [ totalVotos, setTotalVotos ] = useState(0);</text:p>
      <text:p text:style-name="P1"/>
      <text:p text:style-name="P1"><text:s text:c="2"/>function adicionar() {</text:p>
      <text:p text:style-name="P1"><text:s text:c="4"/>setTotalVotos(totalVotos + 1);</text:p>
      <text:p text:style-name="P1"><text:s text:c="2"/>}</text:p>
      <text:p text:style-name="P1"/>
      <text:p text:style-name="P1"><text:s text:c="2"/>function remover() {</text:p>
      <text:p text:style-name="P1"><text:s text:c="4"/>setTotalVotos(totalVotos - 1);</text:p>
      <text:p text:style-name="P1"><text:s text:c="2"/>}</text:p>
      <text:p text:style-name="P1"/>
      <text:p text:style-name="P1"><text:s text:c="2"/>return(</text:p>
      <text:p text:style-name="P1"><text:s text:c="4"/>&lt;div&gt;</text:p>
      <text:p text:style-name="P1"><text:s text:c="6"/>&lt;h1&gt;&lt;/h1&gt;</text:p>
      <text:p text:style-name="P1"><text:s text:c="6"/>&lt;button onClick = { adicionar } &gt;+&lt;/button&gt;</text:p>
      <text:p text:style-name="P1"><text:s text:c="6"/>&lt;button onClick = { remover } &gt;-&lt;/button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</text:p>
      <text:p text:style-name="P1"/>
      <text:p text:style-name="P1">import React, { useState } from 'react';</text:p>
      <text:p text:style-name="P1"/>
      <text:p text:style-name="P1">export default function DadosUsuario() {</text:p>
      <text:p text:style-name="P1"/>
      <text:p text:style-name="P1"><text:s text:c="2"/>const [ login, setLogin ] = useState("Fulano");</text:p>
      <text:p text:style-name="P1"><text:s text:c="2"/>const [ senha, setSenha ] = useState("123456");</text:p>
      <text:p text:style-name="P1"/>
      <text:p text:style-name="P1"><text:s text:c="2"/>return (</text:p>
      <text:p text:style-name="P1"><text:s text:c="4"/>&lt;div&gt;</text:p>
      <text:p text:style-name="P1"><text:s text:c="6"/>&lt;h1&gt;Dados do usuário&lt;/h1&gt;</text:p>
      <text:p text:style-name="P1"/>
      <text:p text:style-name="P1"><text:s text:c="6"/>&lt;p&gt;Login padrão: { login } &lt;/p&gt;</text:p>
      <text:p text:style-name="P1"><text:s text:c="6"/>&lt;p&gt;Senha padrão: { senha } &lt;/p&gt;</text:p>
      <text:p text:style-name="P1"><text:s text:c="4"/>&lt;/div&gt;</text:p>
      <text:p text:style-name="P1"><text:s text:c="2"/>);</text:p>
      <text:p text:style-name="P1"/>
      <text:p text:style-name="P1">}</text:p>
      <text:p text:style-name="P1"/>
      <text:p text:style-name="P1">_____________________________________________</text:p>
      <text:p text:style-name="P1"/>
      <text:p text:style-name="P1">import React from 'react';</text:p>
      <text:p text:style-name="P1">import './estilo.css';</text:p>
      <text:p text:style-name="P1"/>
      <text:p text:style-name="P1">export default function PaginaNotificacao() {</text:p>
      <text:p text:style-name="P1"><text:s text:c="2"/>function alertarUsuario () {</text:p>
      <text:p text:style-name="P1"><text:s text:c="4"/>const mensagem = 'Atenção!!!';</text:p>
      <text:p text:style-name="P1"><text:s text:c="4"/>alert(mensagem);</text:p>
      <text:p text:style-name="P1"><text:s text:c="2"/>}</text:p>
      <text:p text:style-name="P1"/>
      <text:p text:style-name="P1"><text:s text:c="2"/>return(</text:p>
      <text:p text:style-name="P1"><text:s text:c="4"/>&lt;div&gt;</text:p>
      <text:p text:style-name="P1"><text:s text:c="6"/>&lt;button onClick = { alertarUsuario }&gt;</text:p>
      <text:p text:style-name="P1"><text:s text:c="8"/>Alertar</text:p>
      <text:p text:style-name="P1"><text:s text:c="6"/>&lt;/button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</text:p>
      <text:p text:style-name="P1"/>
      <text:p text:style-name="P1">import React, { useState } from 'react';</text:p>
      <text:p text:style-name="P1"/>
      <text:p text:style-name="P1"><text:soft-page-break/>export default function ExibeNumero() {</text:p>
      <text:p text:style-name="P1"><text:s text:c="2"/>const [ total, setTotal ] = useState (0);</text:p>
      <text:p text:style-name="P1"/>
      <text:p text:style-name="P1"><text:s text:c="2"/></text:p>
      <text:p text:style-name="P1">function incrementar() {</text:p>
      <text:p text:style-name="P1"><text:s text:c="4"/></text:p>
      <text:p text:style-name="P1">setTotal ( total + 1);</text:p>
      <text:p text:style-name="P1"><text:s text:c="2"/>}</text:p>
      <text:p text:style-name="P1"/>
      <text:p text:style-name="P1"><text:s text:c="2"/>return (</text:p>
      <text:p text:style-name="P1"><text:s text:c="4"/>&lt;div&gt;</text:p>
      <text:p text:style-name="P1"><text:s text:c="6"/>&lt;h1&gt;Valor: { total }&lt;/h1&gt;</text:p>
      <text:p text:style-name="P1"/>
      <text:p text:style-name="P1"><text:s text:c="6"/>&lt;button onClick = { incrementar } &gt;</text:p>
      <text:p text:style-name="P1"><text:s text:c="8"/>Incrementar 1</text:p>
      <text:p text:style-name="P1"><text:s text:c="6"/>&lt;/button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</text:p>
      <text:p text:style-name="P1"/>
      <text:p text:style-name="P1">import React, { useState } from 'react';</text:p>
      <text:p text:style-name="P1"/>
      <text:p text:style-name="P1">export default function TopoLogin() {</text:p>
      <text:p text:style-name="P1"><text:s text:c="2"/></text:p>
      <text:p text:style-name="P1">const [ usuario, setUsuario] = useState("Fernando");</text:p>
      <text:p text:style-name="P1"/>
      <text:p text:style-name="P1"><text:s text:c="2"/>function deslogar() {</text:p>
      <text:p text:style-name="P1"><text:s text:c="4"/>setUsuario("deslogado");</text:p>
      <text:p text:style-name="P1"><text:s text:c="2"/>}</text:p>
      <text:p text:style-name="P1"/>
      <text:p text:style-name="P1"><text:s text:c="2"/>return (</text:p>
      <text:p text:style-name="P1"><text:s text:c="4"/>&lt;div&gt;</text:p>
      <text:p text:style-name="P1"><text:s text:c="6"/>&lt;h1&gt;Usuário: &lt;/h1&gt;</text:p>
      <text:p text:style-name="P1"/>
      <text:p text:style-name="P1"><text:s text:c="6"/>&lt;button onClick = { deslogar } &gt;</text:p>
      <text:p text:style-name="P1"><text:s text:c="8"/>Deslogar</text:p>
      <text:p text:style-name="P1"><text:s text:c="6"/>&lt;/button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___</text:p>
      <text:p text:style-name="P1"/>
      <text:p text:style-name="P1">import React, { useState } from 'react';</text:p>
      <text:p text:style-name="P1">import './ConteudoPostagem.css';</text:p>
      <text:p text:style-name="P1"/>
      <text:p text:style-name="P1">export default function ConteudoPostagem() {</text:p>
      <text:p text:style-name="P1"/>
      <text:p text:style-name="P1">const [ numeroPalmas, setNumeroPalmas ] = useState(0);</text:p>
      <text:p text:style-name="P1"/>
      <text:p text:style-name="P1"><text:s text:c="2"/>function somarPalmas() {</text:p>
      <text:p text:style-name="P1"><text:s text:c="4"/>setNumeroPalmas(numeroPalmas + 1);</text:p>
      <text:p text:style-name="P1"><text:s text:c="2"/>}</text:p>
      <text:p text:style-name="P1"/>
      <text:p text:style-name="P1"><text:s text:c="2"/>return (</text:p>
      <text:p text:style-name="P1"><text:s text:c="4"/>&lt;div&gt;</text:p>
      <text:p text:style-name="P1"><text:s text:c="6"/>&lt;p&gt;Palmas recebidas: { numeroPalmas } &lt;/p&gt;</text:p>
      <text:p text:style-name="P1"/>
      <text:p text:style-name="P1"><text:s text:c="6"/>&lt;button onClick = { somarPalmas } &gt;</text:p>
      <text:p text:style-name="P1"><text:s text:c="8"/>Bater palmas</text:p>
      <text:p text:style-name="P1"><text:s text:c="6"/>&lt;/button&gt;</text:p>
      <text:p text:style-name="P1"><text:s text:c="4"/>&lt;/div&gt;</text:p>
      <text:p text:style-name="P1"><text:soft-page-break/><text:s text:c="2"/>);</text:p>
      <text:p text:style-name="P1">}</text:p>
      <text:p text:style-name="P1"/>
      <text:p text:style-name="P1">__________________________________________</text:p>
      <text:p text:style-name="P1"/>
      <text:p text:style-name="P1"/>
      <text:p text:style-name="P1">import React, { useState } from 'react';</text:p>
      <text:p text:style-name="P1"/>
      <text:p text:style-name="P1">export default function PaginaInicial() {</text:p>
      <text:p text:style-name="P1"><text:s text:c="2"/>const </text:p>
      <text:p text:style-name="P1">[ nomeProduto, setNomeProduto ]</text:p>
      <text:p text:style-name="P1"><text:s/>= useState("HD SSD 500GB");</text:p>
      <text:p text:style-name="P1"><text:s text:c="2"/>const </text:p>
      <text:p text:style-name="P1">[ valor, setValor ]</text:p>
      <text:p text:style-name="P1"><text:s/>= useState('-');</text:p>
      <text:p text:style-name="P1"/>
      <text:p text:style-name="P1"><text:s text:c="2"/>function revelarValor() {</text:p>
      <text:p text:style-name="P1"><text:s text:c="4"/>setNomeProduto(nomeProduto.toUpperCase());</text:p>
      <text:p text:style-name="P1"><text:s text:c="4"/>setValor("R$ 500,00");</text:p>
      <text:p text:style-name="P1"><text:s text:c="2"/>}</text:p>
      <text:p text:style-name="P1"/>
      <text:p text:style-name="P1"><text:s text:c="2"/>return (</text:p>
      <text:p text:style-name="P1"><text:s text:c="4"/>&lt;div&gt;</text:p>
      <text:p text:style-name="P1"><text:s text:c="6"/>&lt;h1&gt;Produto: { nomeProduto } &lt;/h1&gt;</text:p>
      <text:p text:style-name="P1"><text:s text:c="6"/>&lt;h3&gt;Valor: { valor } &lt;/h3&gt;</text:p>
      <text:p text:style-name="P1"/>
      <text:p text:style-name="P1"><text:s text:c="6"/>&lt;button onClick = { revelarValor } &gt;</text:p>
      <text:p text:style-name="P1"><text:s text:c="8"/>Ver total em estoque</text:p>
      <text:p text:style-name="P1"><text:s text:c="6"/>&lt;/button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_</text:p>
      <text:p text:style-name="P1"/>
      <text:p text:style-name="P1">import React from 'react';</text:p>
      <text:p text:style-name="P1"/>
      <text:p text:style-name="P1">export default function PaginaDeNotificacao() {</text:p>
      <text:p text:style-name="P1"><text:s text:c="2"/>function notificarUsuario () {</text:p>
      <text:p text:style-name="P1"><text:s text:c="7"/>alert("Novos exercícios de React disponíveis");</text:p>
      <text:p text:style-name="P1"><text:s text:c="2"/>}</text:p>
      <text:p text:style-name="P1"/>
      <text:p text:style-name="P1"><text:s text:c="2"/>return(</text:p>
      <text:p text:style-name="P1"><text:s text:c="4"/>&lt;div&gt;</text:p>
      <text:p text:style-name="P1"><text:s text:c="6"/></text:p>
      <text:p text:style-name="P1"><text:s text:c="8"/>&lt;button onClick={notificarUsuario}&gt;</text:p>
      <text:p text:style-name="P1"><text:s text:c="8"/>Alertar</text:p>
      <text:p text:style-name="P1"><text:s text:c="8"/>&lt;/button&gt;</text:p>
      <text:p text:style-name="P1"><text:s text:c="4"/>&lt;/div&gt;</text:p>
      <text:p text:style-name="P1"><text:s text:c="2"/>);</text:p>
      <text:p text:style-name="P1">}</text:p>
      <text:p text:style-name="P1"/>
      <text:p text:style-name="P1">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9S</meta:editing-duration>
    <meta:editing-cycles>3</meta:editing-cycles>
    <meta:generator>OpenOffice/4.1.13$Win32 OpenOffice.org_project/4113m1$Build-9810</meta:generator>
    <dc:date>2023-01-14T10:42:26.54</dc:date>
    <meta:document-statistic meta:table-count="0" meta:image-count="0" meta:object-count="0" meta:page-count="10" meta:paragraph-count="474" meta:word-count="1294" meta:character-count="11526"/>
    <dc:creator>Filipe Santos de Oliveira</dc:creator>
    <meta:user-defined meta:name="Info 1"/>
    <meta:user-defined meta:name="Info 2"/>
    <meta:user-defined meta:name="Info 3"/>
    <meta:user-defined meta:name="Info 4"/>
  </office:meta>
</office:document-meta>
</file>